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374in"/>
    </style:style>
    <style:style style:name="co2" style:family="table-column">
      <style:table-column-properties fo:break-before="auto" style:column-width="2.2583in"/>
    </style:style>
    <style:style style:name="co3" style:family="table-column">
      <style:table-column-properties fo:break-before="auto" style:column-width="1.4311in"/>
    </style:style>
    <style:style style:name="co4" style:family="table-column">
      <style:table-column-properties fo:break-before="auto" style:column-width="1.261in"/>
    </style:style>
    <style:style style:name="co5" style:family="table-column">
      <style:table-column-properties fo:break-before="auto" style:column-width="3.3819in"/>
    </style:style>
    <style:style style:name="co6" style:family="table-column">
      <style:table-column-properties fo:break-before="auto" style:column-width="2.2154in"/>
    </style:style>
    <style:style style:name="co7" style:family="table-column">
      <style:table-column-properties fo:break-before="auto" style:column-width="1.6008in"/>
    </style:style>
    <style:style style:name="co8" style:family="table-column">
      <style:table-column-properties fo:break-before="auto" style:column-width="1.1555in"/>
    </style:style>
    <style:style style:name="co9" style:family="table-column">
      <style:table-column-properties fo:break-before="auto" style:column-width="1.039in"/>
    </style:style>
    <style:style style:name="co10" style:family="table-column">
      <style:table-column-properties fo:break-before="auto" style:column-width="1.6429in"/>
    </style:style>
    <style:style style:name="co11" style:family="table-column">
      <style:table-column-properties fo:break-before="auto" style:column-width="1.2299in"/>
    </style:style>
    <style:style style:name="co12" style:family="table-column">
      <style:table-column-properties fo:break-before="auto" style:column-width="1.1661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andwich BOM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Parts</text:p>
          </table:table-cell>
          <table:table-cell office:value-type="string">
            <text:p>Description</text:p>
          </table:table-cell>
          <table:table-cell office:value-type="string">
            <text:p>Tayda Part Number</text:p>
          </table:table-cell>
          <table:table-cell office:value-type="string">
            <text:p>Tayda Price / ea</text:p>
          </table:table-cell>
          <table:table-cell office:value-type="string">
            <text:p>Tayda Subtotal</text:p>
          </table:table-cell>
          <table:table-cell office:value-type="string">
            <text:p>Mouser Part Number</text:p>
          </table:table-cell>
          <table:table-cell office:value-type="string">
            <text:p>Mouser Price / ea</text:p>
          </table:table-cell>
          <table:table-cell office:value-type="string">
            <text:p>Mouser Subtotal</text:p>
          </table:table-cell>
        </table:table-row>
        <table:table-row table:style-name="ro1">
          <table:table-cell office:value-type="string">
            <text:p>4</text:p>
          </table:table-cell>
          <table:table-cell/>
          <table:table-cell table:number-columns-repeated="2" office:value-type="string">
            <text:p>JP4Q</text:p>
          </table:table-cell>
          <table:table-cell office:value-type="string">
            <text:p>JP0, JP1, JP2, JP3</text:p>
          </table:table-cell>
          <table:table-cell office:value-type="string">
            <text:p>JUMPER</text:p>
          </table:table-cell>
          <table:table-cell office:value-type="string">
            <text:p><text:a xlink:href="http://www.taydaelectronics.com/connectors-sockets/pin-headers/2x40-pin-2-54-mm-double-row-pin-header-strip.html">A-198</text:a></text:p>
          </table:table-cell>
          <table:table-cell office:value-type="float" office:value="0.28">
            <text:p>0.28</text:p>
          </table:table-cell>
          <table:table-cell table:number-columns-repeated="4"/>
        </table:table-row>
        <table:table-row table:style-name="ro1">
          <table:table-cell office:value-type="string">
            <text:p>2</text:p>
          </table:table-cell>
          <table:table-cell/>
          <table:table-cell table:number-columns-repeated="2" office:value-type="string">
            <text:p>LED5MM</text:p>
          </table:table-cell>
          <table:table-cell office:value-type="string">
            <text:p>LED1, LED2</text:p>
          </table:table-cell>
          <table:table-cell office:value-type="string">
            <text:p>LED</text:p>
          </table:table-cell>
          <table:table-cell office:value-type="string">
            <text:p><text:a xlink:href="http://www.taydaelectronics.com/leds/round-leds/5mm-leds/led-5mm-red.html">A-1554</text:a></text:p>
          </table:table-cell>
          <table:table-cell office:value-type="float" office:value="0.02">
            <text:p>0.02</text:p>
          </table:table-cell>
          <table:table-cell table:formula="of:=[.H3] * [.A3]" office:value-type="float" office:value="0.04">
            <text:p>0.04</text:p>
          </table:table-cell>
          <table:table-cell table:number-columns-repeated="3"/>
        </table:table-row>
        <table:table-row table:style-name="ro1">
          <table:table-cell office:value-type="string">
            <text:p>3</text:p>
          </table:table-cell>
          <table:table-cell/>
          <table:table-cell office:value-type="string">
            <text:p>M02PTH3</text:p>
          </table:table-cell>
          <table:table-cell office:value-type="string">
            <text:p>1X02_LONGPADS</text:p>
          </table:table-cell>
          <table:table-cell office:value-type="string">
            <text:p>FAN, TEMP0, TEMP1</text:p>
          </table:table-cell>
          <table:table-cell office:value-type="string">
            <text:p>Header 2</text:p>
          </table:table-cell>
          <table:table-cell office:value-type="string">
            <text:p><text:a xlink:href="http://www.taydaelectronics.com/connectors-sockets/pin-headers/40-pin-2-54-mm-single-row-pin-header-strip.html">A-197</text:a></text:p>
          </table:table-cell>
          <table:table-cell office:value-type="float" office:value="0.15">
            <text:p>0.15</text:p>
          </table:table-cell>
          <table:table-cell table:number-columns-repeated="4"/>
        </table:table-row>
        <table:table-row table:style-name="ro1">
          <table:table-cell office:value-type="string">
            <text:p>3</text:p>
          </table:table-cell>
          <table:table-cell/>
          <table:table-cell office:value-type="string">
            <text:p>M03LONGPADS</text:p>
          </table:table-cell>
          <table:table-cell office:value-type="string">
            <text:p>1X03_LONGPADS</text:p>
          </table:table-cell>
          <table:table-cell office:value-type="string">
            <text:p>X_MIN, Y_MIN, Z_MIN</text:p>
          </table:table-cell>
          <table:table-cell office:value-type="string">
            <text:p>Header 3</text:p>
          </table:table-cell>
          <table:table-cell table:number-columns-repeated="6"/>
        </table:table-row>
        <table:table-row table:style-name="ro1">
          <table:table-cell office:value-type="string">
            <text:p>1</text:p>
          </table:table-cell>
          <table:table-cell/>
          <table:table-cell office:value-type="string">
            <text:p>M06SIP</text:p>
          </table:table-cell>
          <table:table-cell office:value-type="string">
            <text:p>1X06</text:p>
          </table:table-cell>
          <table:table-cell office:value-type="string">
            <text:p>SER0</text:p>
          </table:table-cell>
          <table:table-cell office:value-type="string">
            <text:p>Header 6</text:p>
          </table:table-cell>
          <table:table-cell table:number-columns-repeated="6"/>
        </table:table-row>
        <table:table-row table:style-name="ro1">
          <table:table-cell office:value-type="string">
            <text:p>19</text:p>
          </table:table-cell>
          <table:table-cell office:value-type="string">
            <text:p>0.1uF</text:p>
          </table:table-cell>
          <table:table-cell office:value-type="string">
            <text:p>CAPPTH</text:p>
          </table:table-cell>
          <table:table-cell office:value-type="string">
            <text:p>CAP-PTH-SMALL</text:p>
          </table:table-cell>
          <table:table-cell office:value-type="string">
            <text:p>C5, C6, C7, C9, C11, C14, C15, C16, C19, C20, C21, C24, C25, C26, C27, C28, C29, C30, C31</text:p>
          </table:table-cell>
          <table:table-cell office:value-type="string">
            <text:p>Capacitor</text:p>
          </table:table-cell>
          <table:table-cell office:value-type="string">
            <text:p><text:a xlink:href="http://www.taydaelectronics.com/capacitors/ceramic-disc-capacitors/10-x-0-1uf-50v-ceramic-disc-capacitor-pkg-of-27.html">A-553</text:a></text:p>
          </table:table-cell>
          <table:table-cell office:value-type="float" office:value="0.01">
            <text:p>0.01</text:p>
          </table:table-cell>
          <table:table-cell table:formula="of:=[.H7] * [.A7]" office:value-type="float" office:value="0.19">
            <text:p>0.19</text:p>
          </table:table-cell>
          <table:table-cell table:number-columns-repeated="3"/>
        </table:table-row>
        <table:table-row table:style-name="ro1">
          <table:table-cell office:value-type="string">
            <text:p>32</text:p>
          </table:table-cell>
          <table:table-cell table:style-name="ce1" office:value-type="string">
            <text:p>1</text:p>
          </table:table-cell>
          <table:table-cell office:value-type="string">
            <text:p>R-US_0204/2V</text:p>
          </table:table-cell>
          <table:table-cell office:value-type="string">
            <text:p>0204V</text:p>
          </table:table-cell>
          <table:table-cell office:value-type="string">
            <text:p>R2, R3, R4, R5, R6, R7, R8, R9, R20, R21, R22, R23, R24, R25, R26, R27, R32, R33, R34, R35, R36, R37, R38, R39, R44, R45, R46, R47, R48, R49, R50, R51</text:p>
          </table:table-cell>
          <table:table-cell office:value-type="string">
            <text:p>RESISTOR, American symbol</text:p>
          </table:table-cell>
          <table:table-cell office:value-type="string">
            <text:p><text:a xlink:href="http://www.taydaelectronics.com/resistors/1-4w-carbon-film-resistors/10-x-resistor-1-ohm-1-4w-5-carbon-film-pkg-of-10.html">A-2031</text:a></text:p>
          </table:table-cell>
          <table:table-cell office:value-type="float" office:value="0.01">
            <text:p>0.01</text:p>
          </table:table-cell>
          <table:table-cell table:formula="of:=[.H8] * [.A8]" office:value-type="float" office:value="0.32">
            <text:p>0.32</text:p>
          </table:table-cell>
          <table:table-cell table:number-columns-repeated="3"/>
        </table:table-row>
        <table:table-row table:style-name="ro1">
          <table:table-cell office:value-type="string">
            <text:p>8</text:p>
          </table:table-cell>
          <table:table-cell office:value-type="string">
            <text:p>100uF</text:p>
          </table:table-cell>
          <table:table-cell office:value-type="string">
            <text:p>CAP_POLPTH2</text:p>
          </table:table-cell>
          <table:table-cell office:value-type="string">
            <text:p>CPOL-RADIAL-10UF-25V</text:p>
          </table:table-cell>
          <table:table-cell office:value-type="string">
            <text:p>C3, C4, C12, C13, C17, C18, C22, C23</text:p>
          </table:table-cell>
          <table:table-cell office:value-type="string">
            <text:p>Capacitor Polarized</text:p>
          </table:table-cell>
          <table:table-cell office:value-type="string">
            <text:p><text:a xlink:href="http://www.taydaelectronics.com/capacitors/electrolytic-capacitors/100uf-16v-105c-radial-electrolytic-capacitor-5x11mm.html">A-4514</text:a></text:p>
          </table:table-cell>
          <table:table-cell office:value-type="float" office:value="0.02">
            <text:p>0.02</text:p>
          </table:table-cell>
          <table:table-cell table:formula="of:=[.H9] * [.A9]" office:value-type="float" office:value="0.16">
            <text:p>0.16</text:p>
          </table:table-cell>
          <table:table-cell table:number-columns-repeated="3"/>
        </table:table-row>
        <table:table-row table:style-name="ro1">
          <table:table-cell office:value-type="string">
            <text:p>1</text:p>
          </table:table-cell>
          <table:table-cell office:value-type="string">
            <text:p>10k</text:p>
          </table:table-cell>
          <table:table-cell office:value-type="string">
            <text:p>R-US_0204/2V</text:p>
          </table:table-cell>
          <table:table-cell office:value-type="string">
            <text:p>0204V</text:p>
          </table:table-cell>
          <table:table-cell office:value-type="string">
            <text:p>R1</text:p>
          </table:table-cell>
          <table:table-cell office:value-type="string">
            <text:p>RESISTOR, American symbol</text:p>
          </table:table-cell>
          <table:table-cell office:value-type="string">
            <text:p><text:a xlink:href="http://www.taydaelectronics.com/resistors/1-4w-carbon-film-resistors/10-x-resistor-10k-ohm-1-4w-5-carbon-film-pkg-of-10.html">A-2115</text:a></text:p>
          </table:table-cell>
          <table:table-cell office:value-type="float" office:value="0.01">
            <text:p>0.01</text:p>
          </table:table-cell>
          <table:table-cell table:formula="of:=[.H10] * [.A10]" office:value-type="float" office:value="0.01">
            <text:p>0.01</text:p>
          </table:table-cell>
          <table:table-cell table:number-columns-repeated="3"/>
        </table:table-row>
        <table:table-row table:style-name="ro1">
          <table:table-cell office:value-type="string">
            <text:p>2</text:p>
          </table:table-cell>
          <table:table-cell office:value-type="string">
            <text:p>10uF</text:p>
          </table:table-cell>
          <table:table-cell office:value-type="string">
            <text:p>CAP_POLPTH2</text:p>
          </table:table-cell>
          <table:table-cell office:value-type="string">
            <text:p>CPOL-RADIAL-10UF-25V</text:p>
          </table:table-cell>
          <table:table-cell office:value-type="string">
            <text:p>C8, C10</text:p>
          </table:table-cell>
          <table:table-cell office:value-type="string">
            <text:p>Capacitor Polarized</text:p>
          </table:table-cell>
          <table:table-cell office:value-type="string">
            <text:p><text:a xlink:href="http://www.taydaelectronics.com/capacitors/electrolytic-capacitors/10uf-25v-105c-radial-electrolytic-capacitor-5x11mm.html">A-4534</text:a></text:p>
          </table:table-cell>
          <table:table-cell office:value-type="float" office:value="0.02">
            <text:p>0.02</text:p>
          </table:table-cell>
          <table:table-cell table:formula="of:=[.H11] * [.A11]" office:value-type="float" office:value="0.04">
            <text:p>0.04</text:p>
          </table:table-cell>
          <table:table-cell table:number-columns-repeated="3"/>
        </table:table-row>
        <table:table-row table:style-name="ro1">
          <table:table-cell office:value-type="string">
            <text:p>2</text:p>
          </table:table-cell>
          <table:table-cell table:number-columns-repeated="2" office:value-type="string">
            <text:p>1N4004</text:p>
          </table:table-cell>
          <table:table-cell office:value-type="string">
            <text:p>DO41-10</text:p>
          </table:table-cell>
          <table:table-cell office:value-type="string">
            <text:p>D1, D2</text:p>
          </table:table-cell>
          <table:table-cell office:value-type="string">
            <text:p>DIODE</text:p>
          </table:table-cell>
          <table:table-cell office:value-type="string">
            <text:p><text:a xlink:href="http://www.taydaelectronics.com/diodes/standard/1n4004-diode-1a-400v.html">A-156</text:a></text:p>
          </table:table-cell>
          <table:table-cell office:value-type="float" office:value="0.02">
            <text:p>0.02</text:p>
          </table:table-cell>
          <table:table-cell table:formula="of:=[.H12] * [.A12]" office:value-type="float" office:value="0.04">
            <text:p>0.04</text:p>
          </table:table-cell>
          <table:table-cell table:number-columns-repeated="3"/>
        </table:table-row>
        <table:table-row table:style-name="ro1">
          <table:table-cell office:value-type="string">
            <text:p>1</text:p>
          </table:table-cell>
          <table:table-cell office:value-type="string">
            <text:p>1N4004</text:p>
          </table:table-cell>
          <table:table-cell office:value-type="string">
            <text:p>DIODEPTH</text:p>
          </table:table-cell>
          <table:table-cell office:value-type="string">
            <text:p>DIODE-1N4001</text:p>
          </table:table-cell>
          <table:table-cell office:value-type="string">
            <text:p>D3</text:p>
          </table:table-cell>
          <table:table-cell office:value-type="string">
            <text:p>Diode</text:p>
          </table:table-cell>
          <table:table-cell table:number-columns-repeated="6"/>
        </table:table-row>
        <table:table-row table:style-name="ro1">
          <table:table-cell office:value-type="string">
            <text:p>10</text:p>
          </table:table-cell>
          <table:table-cell office:value-type="string">
            <text:p>1k</text:p>
          </table:table-cell>
          <table:table-cell office:value-type="string">
            <text:p>R-US_0204/2V</text:p>
          </table:table-cell>
          <table:table-cell office:value-type="string">
            <text:p>0204V</text:p>
          </table:table-cell>
          <table:table-cell office:value-type="string">
            <text:p>R12, R13, R14, R17, R30, R31, R42, R43, R54, R55</text:p>
          </table:table-cell>
          <table:table-cell office:value-type="string">
            <text:p>RESISTOR, American symbol</text:p>
          </table:table-cell>
          <table:table-cell office:value-type="string">
            <text:p><text:a xlink:href="http://www.taydaelectronics.com/resistors/1-4w-carbon-film-resistors/10-x-resistor-1k-ohm-1-4w-5-carbon-film-pkg-of-10.html">A-2123</text:a></text:p>
          </table:table-cell>
          <table:table-cell office:value-type="float" office:value="0.01">
            <text:p>0.01</text:p>
          </table:table-cell>
          <table:table-cell table:formula="of:=[.H14] * [.A14]" office:value-type="float" office:value="0.1">
            <text:p>0.1</text:p>
          </table:table-cell>
          <table:table-cell table:number-columns-repeated="3"/>
        </table:table-row>
        <table:table-row table:style-name="ro1">
          <table:table-cell office:value-type="string">
            <text:p>1</text:p>
          </table:table-cell>
          <table:table-cell office:value-type="string">
            <text:p>1k7</text:p>
          </table:table-cell>
          <table:table-cell office:value-type="string">
            <text:p>R-US_0204/2V</text:p>
          </table:table-cell>
          <table:table-cell office:value-type="string">
            <text:p>0204V</text:p>
          </table:table-cell>
          <table:table-cell office:value-type="string">
            <text:p>R56</text:p>
          </table:table-cell>
          <table:table-cell office:value-type="string">
            <text:p>RESISTOR, American symbol</text:p>
          </table:table-cell>
          <table:table-cell office:value-type="string">
            <text:p><text:a xlink:href="http://www.taydaelectronics.com/resistors/1-4w-carbon-film-resistors/10-x-resistor-1-6k-ohm-1-4w-5-carbon-film-pkg-of-10.html">A-2084</text:a></text:p>
          </table:table-cell>
          <table:table-cell office:value-type="float" office:value="0.01">
            <text:p>0.01</text:p>
          </table:table-cell>
          <table:table-cell table:formula="of:=[.H15] * [.A15]" office:value-type="float" office:value="0.01">
            <text:p>0.01</text:p>
          </table:table-cell>
          <table:table-cell table:number-columns-repeated="3"/>
        </table:table-row>
        <table:table-row table:style-name="ro1">
          <table:table-cell office:value-type="string">
            <text:p>1</text:p>
          </table:table-cell>
          <table:table-cell office:value-type="string">
            <text:p>20MHZ</text:p>
          </table:table-cell>
          <table:table-cell office:value-type="string">
            <text:p>XTAL/S</text:p>
          </table:table-cell>
          <table:table-cell office:value-type="string">
            <text:p>QS</text:p>
          </table:table-cell>
          <table:table-cell office:value-type="string">
            <text:p>Q1</text:p>
          </table:table-cell>
          <table:table-cell office:value-type="string">
            <text:p>CRYSTAL</text:p>
          </table:table-cell>
          <table:table-cell office:value-type="string">
            <text:p><text:a xlink:href="http://www.taydaelectronics.com/crystals-resonators-oscilliators/crystals/20-000-mhz-20-mhz-crystal-hc-49-s-low-profile.html">A-236</text:a></text:p>
          </table:table-cell>
          <table:table-cell office:value-type="float" office:value="0.1">
            <text:p>0.1</text:p>
          </table:table-cell>
          <table:table-cell table:formula="of:=[.H16] * [.A16]" office:value-type="float" office:value="0.1">
            <text:p>0.1</text:p>
          </table:table-cell>
          <table:table-cell table:number-columns-repeated="3"/>
        </table:table-row>
        <table:table-row table:style-name="ro1">
          <table:table-cell office:value-type="string">
            <text:p>2</text:p>
          </table:table-cell>
          <table:table-cell office:value-type="string">
            <text:p>22pF</text:p>
          </table:table-cell>
          <table:table-cell office:value-type="string">
            <text:p>CAPPTH2</text:p>
          </table:table-cell>
          <table:table-cell office:value-type="string">
            <text:p>CAP-PTH-SMALL2</text:p>
          </table:table-cell>
          <table:table-cell office:value-type="string">
            <text:p>C1, C2</text:p>
          </table:table-cell>
          <table:table-cell office:value-type="string">
            <text:p>Capacitor</text:p>
          </table:table-cell>
          <table:table-cell office:value-type="string">
            <text:p><text:a xlink:href="http://www.taydaelectronics.com/capacitors/ceramic-disc-capacitors/10-x-22pf-50v-ceramic-disc-capacitor-pkg-of-10.html">A-523</text:a></text:p>
          </table:table-cell>
          <table:table-cell office:value-type="float" office:value="0.01">
            <text:p>0.01</text:p>
          </table:table-cell>
          <table:table-cell table:formula="of:=[.H17] * [.A17]" office:value-type="float" office:value="0.02">
            <text:p>0.02</text:p>
          </table:table-cell>
          <table:table-cell table:number-columns-repeated="3"/>
        </table:table-row>
        <table:table-row table:style-name="ro1">
          <table:table-cell office:value-type="string">
            <text:p>1</text:p>
          </table:table-cell>
          <table:table-cell table:number-columns-repeated="2" office:value-type="string">
            <text:p>2N2222</text:p>
          </table:table-cell>
          <table:table-cell office:value-type="string">
            <text:p>TO18</text:p>
          </table:table-cell>
          <table:table-cell office:value-type="string">
            <text:p>T4</text:p>
          </table:table-cell>
          <table:table-cell office:value-type="string">
            <text:p>NPN TRANSISTOR</text:p>
          </table:table-cell>
          <table:table-cell office:value-type="string">
            <text:p><text:a xlink:href="http://www.taydaelectronics.com/t-transistors/2n-series/2n2222a-2n2222-npn-transistor-0-8a-40v-to-18.html">A-113</text:a></text:p>
          </table:table-cell>
          <table:table-cell office:value-type="float" office:value="0.33">
            <text:p>0.33</text:p>
          </table:table-cell>
          <table:table-cell table:formula="of:=[.H18] * [.A18]" office:value-type="float" office:value="0.33">
            <text:p>0.33</text:p>
          </table:table-cell>
          <table:table-cell table:number-columns-repeated="3"/>
        </table:table-row>
        <table:table-row table:style-name="ro1">
          <table:table-cell office:value-type="string">
            <text:p>4</text:p>
          </table:table-cell>
          <table:table-cell office:value-type="string">
            <text:p>4.7k</text:p>
          </table:table-cell>
          <table:table-cell office:value-type="string">
            <text:p>POTTRIM</text:p>
          </table:table-cell>
          <table:table-cell office:value-type="string">
            <text:p>TRIM_POT</text:p>
          </table:table-cell>
          <table:table-cell office:value-type="string">
            <text:p>T0, T1, T2, T3</text:p>
          </table:table-cell>
          <table:table-cell/>
          <table:table-cell office:value-type="string">
            <text:p><text:a xlink:href="http://www.taydaelectronics.com/potentiometer-variable-resistors/trimmers/6mm-top-adjustment/4-7k-ohm-trimpot-variable-resistor-6mm.html">A-2511</text:a></text:p>
          </table:table-cell>
          <table:table-cell office:value-type="float" office:value="0.06">
            <text:p>0.06</text:p>
          </table:table-cell>
          <table:table-cell table:formula="of:=[.H19] * [.A19]" office:value-type="float" office:value="0.24">
            <text:p>0.24</text:p>
          </table:table-cell>
          <table:table-cell table:number-columns-repeated="3"/>
        </table:table-row>
        <table:table-row table:style-name="ro1">
          <table:table-cell office:value-type="string">
            <text:p>4</text:p>
          </table:table-cell>
          <table:table-cell office:value-type="string">
            <text:p>4.7k</text:p>
          </table:table-cell>
          <table:table-cell office:value-type="string">
            <text:p>R-US_0204/2V</text:p>
          </table:table-cell>
          <table:table-cell office:value-type="string">
            <text:p>0204V</text:p>
          </table:table-cell>
          <table:table-cell office:value-type="string">
            <text:p>R11, R29, R41, R53</text:p>
          </table:table-cell>
          <table:table-cell office:value-type="string">
            <text:p>RESISTOR, American symbol</text:p>
          </table:table-cell>
          <table:table-cell office:value-type="string">
            <text:p><text:a xlink:href="http://www.taydaelectronics.com/resistors/1-4w-carbon-film-resistors/10-x-resistor-4-7k-4k7-ohm-1-4w-5-carbon-film-pkg-of-10.html">A-2027</text:a></text:p>
          </table:table-cell>
          <table:table-cell office:value-type="float" office:value="0.01">
            <text:p>0.01</text:p>
          </table:table-cell>
          <table:table-cell table:formula="of:=[.H20] * [.A20]" office:value-type="float" office:value="0.04">
            <text:p>0.04</text:p>
          </table:table-cell>
          <table:table-cell table:number-columns-repeated="3"/>
        </table:table-row>
        <table:table-row table:style-name="ro1">
          <table:table-cell office:value-type="string">
            <text:p>4</text:p>
          </table:table-cell>
          <table:table-cell office:value-type="string">
            <text:p>47k</text:p>
          </table:table-cell>
          <table:table-cell office:value-type="string">
            <text:p>R-US_0204/2V</text:p>
          </table:table-cell>
          <table:table-cell office:value-type="string">
            <text:p>0204V</text:p>
          </table:table-cell>
          <table:table-cell office:value-type="string">
            <text:p>R10, R28, R40, R52</text:p>
          </table:table-cell>
          <table:table-cell office:value-type="string">
            <text:p>RESISTOR, American symbol</text:p>
          </table:table-cell>
          <table:table-cell office:value-type="string">
            <text:p><text:a xlink:href="http://www.taydaelectronics.com/resistors/1-4w-carbon-film-resistors/10-x-resistor-47k-ohm-1-4w-5-carbon-film-pkg-of-10.html">A-2066</text:a></text:p>
          </table:table-cell>
          <table:table-cell office:value-type="float" office:value="0.01">
            <text:p>0.01</text:p>
          </table:table-cell>
          <table:table-cell table:formula="of:=[.H21] * [.A21]" office:value-type="float" office:value="0.04">
            <text:p>0.04</text:p>
          </table:table-cell>
          <table:table-cell table:number-columns-repeated="3"/>
        </table:table-row>
        <table:table-row table:style-name="ro1">
          <table:table-cell office:value-type="string">
            <text:p>2</text:p>
          </table:table-cell>
          <table:table-cell office:value-type="string">
            <text:p>4k7</text:p>
          </table:table-cell>
          <table:table-cell office:value-type="string">
            <text:p>R-US_0204/2V</text:p>
          </table:table-cell>
          <table:table-cell office:value-type="string">
            <text:p>0204V</text:p>
          </table:table-cell>
          <table:table-cell office:value-type="string">
            <text:p>R16, R19</text:p>
          </table:table-cell>
          <table:table-cell office:value-type="string">
            <text:p>RESISTOR, American symbol</text:p>
          </table:table-cell>
          <table:table-cell office:value-type="string">
            <text:p><text:a xlink:href="http://www.taydaelectronics.com/resistors/1-4w-carbon-film-resistors/10-x-resistor-4-7k-4k7-ohm-1-4w-5-carbon-film-pkg-of-10.html">A-2027</text:a></text:p>
          </table:table-cell>
          <table:table-cell office:value-type="float" office:value="0.01">
            <text:p>0.01</text:p>
          </table:table-cell>
          <table:table-cell table:formula="of:=[.H22] * [.A22]" office:value-type="float" office:value="0.02">
            <text:p>0.02</text:p>
          </table:table-cell>
          <table:table-cell table:number-columns-repeated="3"/>
        </table:table-row>
        <table:table-row table:style-name="ro1">
          <table:table-cell office:value-type="string">
            <text:p>2</text:p>
          </table:table-cell>
          <table:table-cell table:style-name="ce1" office:value-type="string">
            <text:p>560</text:p>
          </table:table-cell>
          <table:table-cell office:value-type="string">
            <text:p>R-US_0204/2V</text:p>
          </table:table-cell>
          <table:table-cell office:value-type="string">
            <text:p>0204V</text:p>
          </table:table-cell>
          <table:table-cell office:value-type="string">
            <text:p>R15, R18</text:p>
          </table:table-cell>
          <table:table-cell office:value-type="string">
            <text:p>RESISTOR, American symbol</text:p>
          </table:table-cell>
          <table:table-cell office:value-type="string">
            <text:p><text:a xlink:href="http://www.taydaelectronics.com/resistors/1-4w-carbon-film-resistors/10-x-resistor-560-ohm-1-4w-5-carbon-film-pkg-of-10.html">A-2065</text:a></text:p>
          </table:table-cell>
          <table:table-cell office:value-type="float" office:value="0.01">
            <text:p>0.01</text:p>
          </table:table-cell>
          <table:table-cell table:formula="of:=[.H23] * [.A23]" office:value-type="float" office:value="0.02">
            <text:p>0.02</text:p>
          </table:table-cell>
          <table:table-cell table:number-columns-repeated="3"/>
        </table:table-row>
        <table:table-row table:style-name="ro1">
          <table:table-cell office:value-type="string">
            <text:p>1</text:p>
          </table:table-cell>
          <table:table-cell table:number-columns-repeated="2" office:value-type="string">
            <text:p>ATMEGA644-20PU</text:p>
          </table:table-cell>
          <table:table-cell office:value-type="string">
            <text:p>DIL40</text:p>
          </table:table-cell>
          <table:table-cell office:value-type="string">
            <text:p>IC1</text:p>
          </table:table-cell>
          <table:table-cell office:value-type="string">
            <text:p>8-bit Microcontroller with 64K Bytes In-System Programmable Flash</text:p>
          </table:table-cell>
          <table:table-cell table:number-columns-repeated="3"/>
          <table:table-cell office:value-type="string">
            <text:p><text:a xlink:href="http://www.mouser.com/ProductDetail/Atmel/ATmega644PA-PU/?qs=sGAEpiMZZMutXGli8Ay4kJfLPaXdJsZCnXM01wXS9Ts="> 556-ATMEGA644PA-PU </text:a></text:p>
          </table:table-cell>
          <table:table-cell office:value-type="float" office:value="7.5">
            <text:p>7.5</text:p>
          </table:table-cell>
          <table:table-cell table:formula="of:=[.K24] * [.A24]" office:value-type="float" office:value="7.5">
            <text:p>7.5</text:p>
          </table:table-cell>
        </table:table-row>
        <table:table-row table:style-name="ro1">
          <table:table-cell office:value-type="string">
            <text:p>1</text:p>
          </table:table-cell>
          <table:table-cell table:number-columns-repeated="2" office:value-type="string">
            <text:p>AVR_SPI_PRG_6NS</text:p>
          </table:table-cell>
          <table:table-cell office:value-type="string">
            <text:p>2X3-NS</text:p>
          </table:table-cell>
          <table:table-cell office:value-type="string">
            <text:p>J1</text:p>
          </table:table-cell>
          <table:table-cell office:value-type="string">
            <text:p>AVR ISP 6 Pin</text:p>
          </table:table-cell>
          <table:table-cell table:number-columns-repeated="6"/>
        </table:table-row>
        <table:table-row table:style-name="ro1">
          <table:table-cell office:value-type="string">
            <text:p>3</text:p>
          </table:table-cell>
          <table:table-cell table:number-columns-repeated="2" office:value-type="string">
            <text:p>DG3XX-02-3.5</text:p>
          </table:table-cell>
          <table:table-cell office:value-type="string">
            <text:p>DG350-3.5-02P</text:p>
          </table:table-cell>
          <table:table-cell office:value-type="string">
            <text:p>HEATER0, HEATER1, V+</text:p>
          </table:table-cell>
          <table:table-cell office:value-type="string">
            <text:p>DG350-3.5-02P</text:p>
          </table:table-cell>
          <table:table-cell office:value-type="string">
            <text:p><text:a xlink:href="http://www.taydaelectronics.com/connectors-sockets/terminal-blocks/pcb-mount/dg350-screw-terminal-block-2-positions-3-5mm.html">A-4569</text:a></text:p>
          </table:table-cell>
          <table:table-cell office:value-type="float" office:value="0.15">
            <text:p>0.15</text:p>
          </table:table-cell>
          <table:table-cell table:formula="of:=[.H26] * [.A26]" office:value-type="float" office:value="0.45">
            <text:p>0.45</text:p>
          </table:table-cell>
          <table:table-cell table:number-columns-repeated="3"/>
        </table:table-row>
        <table:table-row table:style-name="ro1">
          <table:table-cell office:value-type="string">
            <text:p>4</text:p>
          </table:table-cell>
          <table:table-cell table:number-columns-repeated="2" office:value-type="string">
            <text:p>DG3XX-04-3.5</text:p>
          </table:table-cell>
          <table:table-cell office:value-type="string">
            <text:p>DG350-3.5-04P</text:p>
          </table:table-cell>
          <table:table-cell office:value-type="string">
            <text:p>MOTOR0, MOTOR1, MOTOR2, MOTOR3</text:p>
          </table:table-cell>
          <table:table-cell office:value-type="string">
            <text:p>DG350-3.5-04P</text:p>
          </table:table-cell>
          <table:table-cell table:number-columns-repeated="6"/>
        </table:table-row>
        <table:table-row table:style-name="ro1">
          <table:table-cell office:value-type="string">
            <text:p>2</text:p>
          </table:table-cell>
          <table:table-cell table:number-columns-repeated="2" office:value-type="string">
            <text:p>MOSFET-NCHANNELFQP30N06L</text:p>
          </table:table-cell>
          <table:table-cell office:value-type="string">
            <text:p>TO220V</text:p>
          </table:table-cell>
          <table:table-cell office:value-type="string">
            <text:p>Q2, Q3</text:p>
          </table:table-cell>
          <table:table-cell office:value-type="string">
            <text:p>Common NMOSFET Parts</text:p>
          </table:table-cell>
          <table:table-cell office:value-type="string">
            <text:p><text:a xlink:href="http://www.taydaelectronics.com/t-transistors/fets-mosfets/irfz44-irfz44n-mosfet-n-channel-49a-55v.html">A-082</text:a></text:p>
          </table:table-cell>
          <table:table-cell office:value-type="float" office:value="0.45">
            <text:p>0.45</text:p>
          </table:table-cell>
          <table:table-cell table:formula="of:=[.H28] * [.A28]" office:value-type="float" office:value="0.9">
            <text:p>0.9</text:p>
          </table:table-cell>
          <table:table-cell table:number-columns-repeated="3"/>
        </table:table-row>
        <table:table-row table:style-name="ro1">
          <table:table-cell office:value-type="string">
            <text:p>4</text:p>
          </table:table-cell>
          <table:table-cell table:number-columns-repeated="2" office:value-type="string">
            <text:p>TB6600HG</text:p>
          </table:table-cell>
          <table:table-cell office:value-type="string">
            <text:p>P-HZIP25-1.00G</text:p>
          </table:table-cell>
          <table:table-cell office:value-type="string">
            <text:p>U$1, U$2, U$3, U$4</text:p>
          </table:table-cell>
          <table:table-cell table:number-columns-repeated="4"/>
          <table:table-cell office:value-type="string">
            <text:p><text:a xlink:href="http://www.mouser.com/ProductDetail/Toshiba/TB6600HGO/?qs=/ha2pyFaduir2PxFYWpWDfA69NCKMQC2ZOZZFkxtsnE=">757-TB6600HGO</text:a></text:p>
          </table:table-cell>
          <table:table-cell office:value-type="float" office:value="7.5">
            <text:p>7.5</text:p>
          </table:table-cell>
          <table:table-cell table:formula="of:= ([.K29] * [.A29])" office:value-type="float" office:value="30">
            <text:p>30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7"/>
          <table:table-cell table:formula="of:=SUM([.I2:.I30])" office:value-type="float" office:value="3.07">
            <text:p>3.07</text:p>
          </table:table-cell>
          <table:table-cell table:number-columns-repeated="2"/>
          <table:table-cell table:formula="of:=SUM([.L2:.L30])" office:value-type="float" office:value="37.5">
            <text:p>37.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8">06/28/2013</text:date>, <text:time>16:1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6-28T14:58:16</meta:creation-date>
    <dc:date>2013-06-28T16:15:35</dc:date>
    <meta:editing-duration>PT00H13M45S</meta:editing-duration>
    <meta:editing-cycles>2</meta:editing-cycles>
    <meta:generator>OpenOffice.org/3.2$Unix OpenOffice.org_project/320m15$Build-9492</meta:generator>
    <meta:document-statistic meta:table-count="1" meta:cell-count="242" meta:object-count="0"/>
  </office:meta>
</office:document-meta>
</file>